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PT Sans" svg:font-family="'PT Sans', serif"/>
    <style:font-face style:name="system-ui" svg:font-family="system-ui, apple-system, 'Segoe UI', Roboto, 'Helvetica Neue', 'Noto Sans', 'Liberation Sans', Arial, sans-serif, 'Apple Color Emoji', 'Segoe UI Emoji', 'Segoe UI Symbol', 'Noto Color Emoji'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1fe646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21c0d2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242892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Liberation Serif" fo:font-size="12pt" fo:letter-spacing="normal" fo:font-style="normal" fo:font-weight="bold" officeooo:rsid="001f2862" officeooo:paragraph-rsid="001f2862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Liberation Serif" fo:font-size="12pt" fo:letter-spacing="normal" fo:font-style="normal" fo:font-weight="normal" officeooo:rsid="001f2862" officeooo:paragraph-rsid="001f2862" style:font-size-asian="10.5pt" style:font-size-complex="12pt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PT Sans" fo:font-size="15pt" fo:letter-spacing="normal" fo:font-style="normal" fo:font-weight="normal"/>
    </style:style>
    <style:style style:name="P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PT Sans" fo:font-size="12pt" fo:letter-spacing="normal" fo:font-style="normal" fo:font-weight="normal" officeooo:rsid="0021c0d2" officeooo:paragraph-rsid="001fe64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PT Sans" fo:font-size="12pt" fo:letter-spacing="normal" fo:language="en" fo:country="US" fo:font-style="normal" fo:font-weight="normal" officeooo:rsid="0021c0d2" officeooo:paragraph-rsid="001fe64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PT Sans" fo:font-size="12pt" fo:letter-spacing="normal" fo:language="en" fo:country="US" fo:font-style="normal" fo:font-weight="normal" officeooo:rsid="0021c0d2" officeooo:paragraph-rsid="0021c0d2" style:font-size-asian="12pt" style:font-weight-asian="normal" style:font-size-complex="12pt" style:font-weight-complex="normal"/>
    </style:style>
    <style:style style:name="P10" style:family="paragraph" style:parent-style-name="Heading_20_1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PT Sans" fo:font-size="12pt" fo:letter-spacing="normal" fo:language="ru" fo:country="RU" fo:font-style="normal" fo:font-weight="normal" officeooo:rsid="0021c0d2" officeooo:paragraph-rsid="0021c0d2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PT Sans" fo:font-size="12pt" fo:letter-spacing="normal" fo:language="ru" fo:country="RU" fo:font-style="normal" fo:font-weight="normal" officeooo:rsid="0021c0d2" officeooo:paragraph-rsid="0021c0d2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333333" loext:opacity="100%" style:font-name="PT Sans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333333" loext:opacity="100%" style:font-name="PT Sans" fo:font-size="12pt" fo:letter-spacing="normal" fo:font-style="normal" fo:font-weight="normal" officeooo:rsid="001fe646" style:font-size-asian="12pt" style:font-size-complex="12pt"/>
    </style:style>
    <style:style style:name="T3" style:family="text">
      <style:text-properties fo:font-variant="normal" fo:text-transform="none" fo:color="#333333" loext:opacity="100%" style:font-name="PT Sans" fo:font-size="12pt" fo:letter-spacing="normal" fo:font-style="normal" fo:font-weight="normal" officeooo:rsid="0021c0d2" style:font-size-asian="12pt" style:font-size-complex="12pt"/>
    </style:style>
    <style:style style:name="T4" style:family="text">
      <style:text-properties fo:font-variant="normal" fo:text-transform="none" fo:color="#333333" loext:opacity="100%" style:font-name="PT Sans" fo:font-size="12pt" fo:letter-spacing="normal" fo:font-style="normal" fo:font-weight="normal" officeooo:rsid="00256c3b" style:font-size-asian="12pt" style:font-size-complex="12pt"/>
    </style:style>
    <style:style style:name="T5" style:family="text">
      <style:text-properties fo:font-variant="normal" fo:text-transform="none" fo:color="#333333" loext:opacity="100%" style:font-name="PT Sans" fo:font-size="12pt" fo:letter-spacing="normal" fo:font-style="normal" fo:font-weight="normal" officeooo:rsid="0026d49a" style:font-size-asian="12pt" style:font-size-complex="12pt"/>
    </style:style>
    <style:style style:name="T6" style:family="text">
      <style:text-properties fo:font-variant="normal" fo:text-transform="none" fo:color="#333333" loext:opacity="100%" style:font-name="PT Sans" fo:font-size="12pt" fo:letter-spacing="normal" fo:font-style="normal" fo:font-weight="normal" officeooo:rsid="002b6f0c" style:font-size-asian="12pt" style:font-size-complex="12pt"/>
    </style:style>
    <style:style style:name="T7" style:family="text">
      <style:text-properties fo:font-variant="normal" fo:text-transform="none" fo:color="#333333" loext:opacity="100%" style:font-name="PT Sans" fo:font-size="12pt" fo:letter-spacing="normal" fo:font-style="normal" fo:font-weight="normal" officeooo:rsid="0021c0d2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333333" loext:opacity="100%" style:font-name="PT Sans" fo:font-size="12pt" fo:letter-spacing="normal" fo:font-style="normal" fo:font-weight="bold" officeooo:rsid="0021c0d2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333333" loext:opacity="100%" style:font-name="PT Sans" fo:font-size="12pt" fo:letter-spacing="normal" fo:language="en" fo:country="US" fo:font-style="normal" fo:font-weight="normal" officeooo:rsid="0021c0d2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333333" loext:opacity="100%" style:font-name="PT Sans" fo:font-size="12pt" fo:letter-spacing="normal" fo:language="ru" fo:country="RU" fo:font-style="normal" fo:font-weight="normal" officeooo:rsid="0021c0d2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333333" loext:opacity="100%" style:font-name="Liberation Serif" fo:font-size="12pt" fo:letter-spacing="normal" fo:font-style="normal" fo:font-weight="normal" officeooo:rsid="001f2862" style:font-size-asian="10.5pt" style:font-size-complex="12pt"/>
    </style:style>
    <style:style style:name="T12" style:family="text">
      <style:text-properties fo:font-variant="normal" fo:text-transform="none" fo:color="#333333" loext:opacity="100%" style:font-name="Liberation Serif" fo:font-size="12pt" fo:letter-spacing="normal" fo:font-style="normal" fo:font-weight="normal" officeooo:rsid="001f2862" style:font-size-asian="12pt" style:font-size-complex="12pt"/>
    </style:style>
    <style:style style:name="T13" style:family="text">
      <style:text-properties fo:font-variant="normal" fo:text-transform="none" fo:color="#333333" loext:opacity="100%" style:font-name="Liberation Serif" fo:font-size="12pt" fo:letter-spacing="normal" fo:font-style="normal" fo:font-weight="normal" officeooo:rsid="001fe646" style:font-size-asian="12pt" style:font-size-complex="12pt"/>
    </style:style>
    <style:style style:name="T14" style:family="text">
      <style:text-properties fo:font-variant="normal" fo:text-transform="none" fo:color="#333333" loext:opacity="100%" style:font-name="Liberation Serif" fo:font-size="12pt" fo:letter-spacing="normal" fo:font-style="normal" fo:font-weight="normal" officeooo:rsid="00242892" style:font-size-asian="12pt" style:font-size-complex="12pt"/>
    </style:style>
    <style:style style:name="T15" style:family="text">
      <style:text-properties fo:font-variant="normal" fo:text-transform="none" fo:color="#333333" loext:opacity="100%" style:font-name="Liberation Serif" fo:font-size="12pt" fo:letter-spacing="normal" fo:font-style="normal" fo:font-weight="normal" officeooo:rsid="0028a70d" style:font-size-asian="12pt" style:font-size-complex="12pt"/>
    </style:style>
    <style:style style:name="T16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text:s text:c="25"/>О возможности получения бесплатной медицинской помощи</text:p>
      <text:p text:style-name="P6"/>
      <text:p text:style-name="P6"/>
      <text:p text:style-name="P5">В соответствии со статьёй 41 Конституции Российской Федерации каждый гражданин имеет право на охрану здоровья и бесплатную медицинскую помощь, оказываемую в гарантированном объёме без взимания платы в соответствии с Программой государственных гарантий бесплатного оказания гражданам медицинской помощи, ежегодно утверждаемой Правительством Российской Федерации.</text:p>
      <text:p text:style-name="P3"><text:span text:style-name="T11"><text:s/></text:span><text:span text:style-name="T12">Программа государственных гарантий бесплатного оказания гражданам медицинской помощи на 202</text:span><text:span text:style-name="T15">6</text:span><text:span text:style-name="T14"> </text:span><text:span text:style-name="T12">год в Российской Федерации утверждена Постановлением Правительства РФ от </text:span><text:span text:style-name="T14">2</text:span><text:span text:style-name="T15">9</text:span><text:span text:style-name="T14"> декабря 202</text:span><text:span text:style-name="T15">5</text:span><text:span text:style-name="T14">г. № </text:span><text:span text:style-name="T15">2188 </text:span><text:span text:style-name="T14">«О Программе государственных гарантий бесплатного оказания гражданам медицинской помощи на 202</text:span><text:span text:style-name="T15">6 </text:span><text:span text:style-name="T14">год и плановый период 202</text:span><text:span text:style-name="T15">7</text:span><text:span text:style-name="T14"> и 202</text:span><text:span text:style-name="T15">8 </text:span><text:span text:style-name="T14">годов»</text:span><text:span text:style-name="T13">, в Чувашской Республике утверждена </text:span><text:span text:style-name="T1">Постановление</text:span><text:span text:style-name="T2">м</text:span><text:span text:style-name="T1"> Кабинета Министров Чувашской Р</text:span><text:span text:style-name="T4">еспублики от</text:span><text:span text:style-name="T6">30.12.2025г</text:span><text:span text:style-name="T4">. </text:span><text:span text:style-name="T1">№</text:span><text:span text:style-name="T6">806</text:span><text:span text:style-name="T16"><text:line-break/></text:span><text:span text:style-name="T1">"О Программе государственных гарантий бесплатного оказания гражданам в Чувашской Республике медицинской помощи на 202</text:span><text:span text:style-name="T6">6 </text:span><text:span text:style-name="T1">год и на плановый период 202</text:span><text:span text:style-name="T6">7 </text:span><text:span text:style-name="T1">и 202</text:span><text:span text:style-name="T6">8 </text:span><text:span text:style-name="T1">годов" </text:span><text:span text:style-name="T2">(далее- Программа государственных гарантий).</text:span></text:p>
      <text:p text:style-name="P1"><text:span text:style-name="T2"><text:s text:c="4"/></text:span><text:span text:style-name="T3">Бесплатная медицинская помощь оказывается в медицинских организациях, участвующих в реализации Программы государственных гарантий, включённых в реестр медицинских организаций, осуществляющих деятельность в сфере обязательного медицинского страхования.</text:span></text:p>
      <text:p text:style-name="P1"><text:span text:style-name="T3"><text:s text:c="5"/></text:span><text:span text:style-name="T8">ООО «Волга- Дент» в реализации Программы государственных гарантий не участвует.</text:span></text:p>
      <text:p text:style-name="P1"><text:span text:style-name="T8"><text:s text:c="5"/></text:span><text:span text:style-name="T7">Медицинская помощь, оказываемая гражданам бесплатно, финансируется за счёт средств республиканского бюджета Чувашской Республики и средств бюджета Территориального фонда обязательного медицинского страхования Чувашской Республики.</text:span></text:p>
      <text:p text:style-name="P7"><text:s text:c="3"/>Для получения медицинской помощи бесплатно гражданином предъявляется полис обязательного медицинского страхования, за исключением случаев оказания экстренной медицинской помощи.</text:p>
      <text:p text:style-name="P1"><text:span text:style-name="T7"><text:s text:c="8"/>Подробная информация о порядке, объёме и условиях оказания медицинской помощи в соответствии с Программой государственных гарантий гражданам в Чувашской Республике размещена на сайте Территориального фонда обязательного медицинского страхования Чувашской Республике <text:s text:c="4"/>по адресу <text:s text:c="3"/></text:span><text:a xlink:type="simple" xlink:href="http://chuvtfoms.ru/" text:style-name="Internet_20_link" text:visited-style-name="Visited_20_Internet_20_Link"><text:span text:style-name="T9">http://chuvtfoms.ru</text:span></text:a></text:p>
      <text:p text:style-name="P8"/>
      <text:p text:style-name="P9"><text:s text:c="20"/></text:p>
      <text:p text:style-name="P9"/>
      <text:p text:style-name="P2"><text:span text:style-name="T9"><text:s text:c="77"/></text:span><text:span text:style-name="T10">Информация подготовлена ООО «Волга- Дент»</text:span></text:p>
      <text:p text:style-name="P11"/>
      <text:p text:style-name="P11"/>
      <text:h text:style-name="P10" text:outline-level="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PT Sans" svg:font-family="'PT Sans', serif"/>
    <style:font-face style:name="system-ui" svg:font-family="system-ui, apple-system, 'Segoe UI', Roboto, 'Helvetica Neue', 'Noto Sans', 'Liberation Sans', Arial, sans-serif, 'Apple Color Emoji', 'Segoe UI Emoji', 'Segoe UI Symbol', 'Noto Color Emoji'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02T11:48:48.852000000</meta:creation-date>
    <dc:date>2026-01-14T14:26:01.714000000</dc:date>
    <meta:editing-duration>PT34M44S</meta:editing-duration>
    <meta:editing-cycles>5</meta:editing-cycles>
    <meta:generator>LibreOffice/7.1.3.2$Windows_X86_64 LibreOffice_project/47f78053abe362b9384784d31a6e56f8511eb1c1</meta:generator>
    <meta:print-date>2026-01-14T14:25:22.784000000</meta:print-date>
    <meta:document-statistic meta:table-count="0" meta:image-count="0" meta:object-count="0" meta:page-count="1" meta:paragraph-count="10" meta:word-count="243" meta:character-count="2287" meta:non-whitespace-character-count="1898"/>
  </office:meta>
</office:document-meta>
</file>